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3.3154in"/>
    </style:style>
    <style:style style:name="co4" style:family="table-column">
      <style:table-column-properties fo:break-before="auto" style:column-width="1.7244in"/>
    </style:style>
    <style:style style:name="co5" style:family="table-column">
      <style:table-column-properties fo:break-before="auto" style:column-width="2.478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3.1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929in"/>
    </style:style>
    <style:style style:name="co10" style:family="table-column">
      <style:table-column-properties fo:break-before="auto" style:column-width="6.99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3516in" svg:height="9.5961in" svg:x="1.6661in" svg:y="2.0669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3453in" svg:height="9.7134in" svg:x="17.2126in" svg:y="2.1008in">
            <draw:object draw:notify-on-update-of-ranges="Sheet1.B2:Sheet1.B11 Sheet1.C1:Sheet1.C1 Sheet1.C2:Sheet1.C11 Sheet1.G1:Sheet1.G1 Sheet1.G2:Sheet1.G11 Sheet1.I1:Sheet1.I1 Sheet1.I2:Sheet1.I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Three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/>
          <table:table-cell office:value-type="string">
            <text:p>Experiment Four</text:p>
          </table:table-cell>
          <table:table-cell/>
          <table:table-cell office:value-type="string">
            <text:p>Experiment Five</text:p>
          </table:table-cell>
          <table:table-cell table:number-columns-repeated="9"/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float" office:value="0.4908">
            <text:p>0.4908</text:p>
          </table:table-cell>
          <table:table-cell office:value-type="float" office:value="0.5092">
            <text:p>0.5092</text:p>
          </table:table-cell>
          <table:table-cell/>
          <table:table-cell office:value-type="float" office:value="2720">
            <text:p>2720</text:p>
          </table:table-cell>
          <table:table-cell/>
          <table:table-cell office:value-type="float" office:value="2825">
            <text:p>2825</text:p>
          </table:table-cell>
          <table:table-cell table:number-columns-repeated="9"/>
          <table:table-cell office:value-type="string">
            <text:p>-0.014679746755619782,-0.8712739252583073,-1,-0.7268181468211976,0.21826581283065385,-1,0.27842257850130986,1,-0.2678411333914841,1,-0.9089048867409963,-0.41876611521928775,0.5375939814368931,-1,-0.37717043199028744,-0.06749618571039603,-1,-0.948935976284721,1,-0.9077982253273076,-0.7874268897552739,-0.7459188311464,-1,-1,-0.42416991947555915,-0.848815543192396,-0.698179999907026,-1,-0.12601064953909635,0.3188275792477132,-0.5423477179217306,0.750419396506923,-1,0.047377199433011,0.14176750556331524,0.9852499174175321,0.9966940662408377,-1,1,0.021902767422168373,0.060734330909383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88">
            <text:p>3488</text:p>
          </table:table-cell>
          <table:table-cell office:value-type="float" office:value="0.5047">
            <text:p>0.5047</text:p>
          </table:table-cell>
          <table:table-cell office:value-type="float" office:value="0.4953">
            <text:p>0.4953</text:p>
          </table:table-cell>
          <table:table-cell/>
          <table:table-cell office:value-type="float" office:value="1869">
            <text:p>1869</text:p>
          </table:table-cell>
          <table:table-cell/>
          <table:table-cell office:value-type="float" office:value="2095">
            <text:p>2095</text:p>
          </table:table-cell>
          <table:table-cell table:number-columns-repeated="9"/>
          <table:table-cell office:value-type="string">
            <text:p>0.4279447674857586,-1,-0.22147397444030137,0.2855194569243785,-0.24881581562502558,0.4514036586692648,0.8252489624891757,0.8566690991591399,-0.11951852690413084,0.6090855271618085,-0.9084509492370271,0.11144528007456855,0.5445512098326926,-0.9078330199398703,-0.17680003001567923,-0.1333349774177502,-0.9815879329155254,-0.6041985253212244,0.08022273476993191,-0.8761045575602543,-0.6023148218288383,-1,-1,-0.8301208764508908,-0.23386381634743494,-0.8666946077077753,-0.9002346184315727,-1,-0.03256440939276767,0.2929958339305372,-1,0.5015354666689789,0.10835234723264531,0.737154625272084,0.4689919334270372,1,0.8128120876972987,-1,1,-0.13209116084322073,0.29542374474917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75">
            <text:p>1875</text:p>
          </table:table-cell>
          <table:table-cell office:value-type="float" office:value="0.5479">
            <text:p>0.5479</text:p>
          </table:table-cell>
          <table:table-cell office:value-type="float" office:value="0.4521">
            <text:p>0.4521</text:p>
          </table:table-cell>
          <table:table-cell/>
          <table:table-cell office:value-type="float" office:value="3038">
            <text:p>3038</text:p>
          </table:table-cell>
          <table:table-cell/>
          <table:table-cell office:value-type="float" office:value="3386">
            <text:p>3386</text:p>
          </table:table-cell>
          <table:table-cell table:number-columns-repeated="9"/>
          <table:table-cell office:value-type="string">
            <text:p>0.4279447674857586,-1,-0.22147397444030137,0.2855194569243785,-0.24881581562502558,0.4514036586692648,0.8252489624891757,0.44047102333418797,-0.5278482933570636,-0.04347734292765654,-1,-0.4684193683787341,-0.7295890659539973,-0.9981323811430612,-0.17583424688662197,0.3216722441817539,-0.5197404466271369,-0.6403538183977033,0.930042855212638,-1,-0.9041405235246676,-0.26543774406471815,-1,-0.0640904314351014,-0.10599737244605478,0.5348447658439237,-0.956854695968948,-0.7486351932010784,0.3427715608210966,0.331587326679302,-0.2457051616381498,-0.022908773332151633,-1,-0.3230749632359159,-0.5237940665014051,0.4785750724174752,1,-0.5167613091854744,-0.13059570975416213,1,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59">
            <text:p>2059</text:p>
          </table:table-cell>
          <table:table-cell office:value-type="float" office:value="0.6034">
            <text:p>0.6034</text:p>
          </table:table-cell>
          <table:table-cell office:value-type="float" office:value="0.3966">
            <text:p>0.3966</text:p>
          </table:table-cell>
          <table:table-cell/>
          <table:table-cell office:value-type="float" office:value="2823">
            <text:p>2823</text:p>
          </table:table-cell>
          <table:table-cell/>
          <table:table-cell office:value-type="float" office:value="1515">
            <text:p>1515</text:p>
          </table:table-cell>
          <table:table-cell table:number-columns-repeated="9"/>
          <table:table-cell office:value-type="string">
            <text:p>0.3651429032701929,-1,-0.8610433278673564,-1,-0.23852818165551237,0.4514036586692648,0.8252489624891757,0.44047102333418797,-0.5278482933570636,-0.04347734292765654,-1,-0.4684193683787341,-0.7295890659539973,-0.9981323811430612,-0.17583424688662197,0.3216722441817539,-0.5197404466271369,-0.6403538183977033,0.930042855212638,-1,-0.9041405235246676,-0.26543774406471815,-1,-0.0640904314351014,-0.10599737244605478,0.5348447658439237,-0.8353912413709068,-1,0.11893961653811747,-0.09339449706335244,-0.06276531753955486,-0.18412399988505013,-0.8301288915108626,-0.7914057122320355,-0.7745644699927519,0.5801137092228336,1,-0.06901111087210687,1,-1,0.25775169169984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048">
            <text:p>3048</text:p>
          </table:table-cell>
          <table:table-cell office:value-type="float" office:value="0.6361">
            <text:p>0.6361</text:p>
          </table:table-cell>
          <table:table-cell office:value-type="float" office:value="0.3639">
            <text:p>0.3639</text:p>
          </table:table-cell>
          <table:table-cell/>
          <table:table-cell office:value-type="float" office:value="3139">
            <text:p>3139</text:p>
          </table:table-cell>
          <table:table-cell/>
          <table:table-cell office:value-type="float" office:value="1948">
            <text:p>1948</text:p>
          </table:table-cell>
          <table:table-cell table:number-columns-repeated="9"/>
          <table:table-cell office:value-type="string">
            <text:p>0.4487400873521139,-1,-0.333584087892086,-0.9315949671521165,-0.7255876821665893,0.6989223596302014,0.7350656276096799,1,-1,-0.2715114497691183,-0.8187350639494095,-0.8077586371742693,-0.5505572841301308,-1,-0.9780423469296732,0.40109271464618945,-0.5249629837820806,0.036020947863745906,1,-1,-0.8260302349791612,-0.2666941782260273,-1,0.3674378232300983,0.7364400742440388,0.5348447658439237,-0.956854695968948,-0.30114996973321595,0.6005844425363703,0.6824017078844047,-0.19646198103200782,0.2529960909456408,-0.43423923850906365,-0.7914057122320355,-0.7745644699927519,0.5801137092228336,1,-0.06901111087210687,1,-1,0.25775169169984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830">
            <text:p>1830</text:p>
          </table:table-cell>
          <table:table-cell office:value-type="float" office:value="0.6874">
            <text:p>0.6874</text:p>
          </table:table-cell>
          <table:table-cell office:value-type="float" office:value="0.3126">
            <text:p>0.3126</text:p>
          </table:table-cell>
          <table:table-cell/>
          <table:table-cell office:value-type="float" office:value="2985">
            <text:p>2985</text:p>
          </table:table-cell>
          <table:table-cell/>
          <table:table-cell office:value-type="float" office:value="3288">
            <text:p>3288</text:p>
          </table:table-cell>
          <table:table-cell table:number-columns-repeated="9"/>
          <table:table-cell office:value-type="string">
            <text:p>0.22381737554483622,-0.6192454003085724,-0.6137259854961132,-0.6071917712385289,-0.05842703006452399,-0.0030355828524488704,0.54298056297749,1,-1,-0.4524489286030732,-1,-0.7950558916330244,-0.0020616230185543927,-0.54089934522106,-0.5955436787184765,0.7991387686465197,-0.5060661747847003,-0.17772184570094568,1,-1,-0.8260302349791612,-0.2666941782260273,-1,0.3674378232300983,0.7364400742440388,0.5348447658439237,-0.956854695968948,-0.30114996973321595,0.6005844425363703,0.6824017078844047,-0.19646198103200782,0.2529960909456408,-0.43423923850906365,-0.7914057122320355,-0.7745644699927519,0.14252871761511493,0.2092126619942764,-0.5028183437374627,0.8387666962227712,-0.15434627707561233,-0.4283688398717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966">
            <text:p>1966</text:p>
          </table:table-cell>
          <table:table-cell office:value-type="float" office:value="0.7037">
            <text:p>0.7037</text:p>
          </table:table-cell>
          <table:table-cell office:value-type="float" office:value="0.2963">
            <text:p>0.2963</text:p>
          </table:table-cell>
          <table:table-cell/>
          <table:table-cell office:value-type="float" office:value="1840">
            <text:p>1840</text:p>
          </table:table-cell>
          <table:table-cell/>
          <table:table-cell office:value-type="float" office:value="3221">
            <text:p>3221</text:p>
          </table:table-cell>
          <table:table-cell table:number-columns-repeated="9"/>
          <table:table-cell office:value-type="string">
            <text:p>0.22381737554483622,-0.6192454003085724,-0.6137259854961132,-0.6071917712385289,-0.05842703006452399,-0.0030355828524488704,0.54298056297749,1,-1,-0.4524489286030732,-1,-0.7950558916330244,-0.0020616230185543927,-0.54089934522106,-0.5955436787184765,0.7991387686465197,-0.46246981274248666,-0.2609940482086723,1,-0.8766757753764347,-0.3083148167217245,-0.2666941782260273,-1,1,-0.02446211006426141,0.6670754680037434,-0.7320389321455967,0.2429569107458528,1,0.5741006438490714,0.31741857377601945,0.35902305088706343,-0.405621938414528,-0.11411963231372763,-1,0.566230420366806,0.602939260770793,0.2497927582185373,1,0.21987702569199874,-0.29575803457048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88">
            <text:p>3488</text:p>
          </table:table-cell>
          <table:table-cell office:value-type="float" office:value="0.7389">
            <text:p>0.7389</text:p>
          </table:table-cell>
          <table:table-cell office:value-type="float" office:value="0.2611">
            <text:p>0.2611</text:p>
          </table:table-cell>
          <table:table-cell/>
          <table:table-cell office:value-type="float" office:value="3222">
            <text:p>3222</text:p>
          </table:table-cell>
          <table:table-cell/>
          <table:table-cell office:value-type="float" office:value="3407">
            <text:p>3407</text:p>
          </table:table-cell>
          <table:table-cell table:number-columns-repeated="9"/>
          <table:table-cell office:value-type="string">
            <text:p>0.6533854828511529,-1,-0.38754357886305635,-0.41473420953126855,-0.1365641455042279,0.41138661983940433,0.8825367792975823,0.1601661161930738,-0.8388523401591411,-0.026856480308675046,-1,-1,0.0779393665097875,-0.3503996163535944,0.12426154182907653,0.05327118686381421,-0.4146320084204407,-0.7259043308397246,0.5909696759512431,-0.7915562280894823,-0.7327323245655706,-0.2666941782260273,-1,0.25980544104971603,0.9429967008838062,0.7131177349482106,-1,-0.20520514312253435,0.5582139000370854,0.5681481493574391,0.3684459574107434,-0.12165919504251083,-0.13140685482379239,-0.12849782939771487,-0.7634102899466363,0.8741889094851217,0.1303750075444835,-0.12049809485724877,0.8500076631768066,0.21987702569199874,-0.29575803457048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996">
            <text:p>1996</text:p>
          </table:table-cell>
          <table:table-cell office:value-type="float" office:value="0.7515">
            <text:p>0.7515</text:p>
          </table:table-cell>
          <table:table-cell office:value-type="float" office:value="0.2485">
            <text:p>0.2485</text:p>
          </table:table-cell>
          <table:table-cell/>
          <table:table-cell office:value-type="float" office:value="3216">
            <text:p>3216</text:p>
          </table:table-cell>
          <table:table-cell/>
          <table:table-cell office:value-type="float" office:value="3383">
            <text:p>3383</text:p>
          </table:table-cell>
          <table:table-cell table:number-columns-repeated="9"/>
          <table:table-cell office:value-type="string">
            <text:p>0.2594307924239322,-0.6180713204355769,-0.7319700836621466,-0.6357361732626349,-0.3838814006678189,-0.23342294548951117,0.1324129124973731,0.7257109737008691,-1,-0.2558773273633278,-1,-0.36685528953825597,-0.4127896540084197,-0.34306483949996847,-0.9088583885820624,0.5188330651242345,-0.8148272393268647,-1,0.8681311752252221,-0.967185970978343,-0.49920656827525434,-0.317648252248105,-1,1,0.22632487292002934,0.8374173545576391,-1,-0.2718312755762897,0.6845949579335013,0.2921566114171986,0.2798574901236978,0.5347261829307917,-0.8022808199664083,0.7194321047531855,-1,0.9771439116237663,0.5180836411476423,0.2143444889527839,0.8194625641903546,0.24441541086514068,-0.23738578138252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748">
            <text:p>274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/>
          <table:table-cell office:value-type="float" office:value="1895">
            <text:p>1895</text:p>
          </table:table-cell>
          <table:table-cell/>
          <table:table-cell office:value-type="float" office:value="2053">
            <text:p>2053</text:p>
          </table:table-cell>
          <table:table-cell table:number-columns-repeated="9"/>
          <table:table-cell office:value-type="string">
            <text:p>0.12191050316001786,-0.8969567997597112,-0.5370699383723057,-0.5621257809596922,-0.35682944174802766,-0.01621823967294095,0.3274716729745021,1,-1,-0.6964688406227371,-0.759043951765819,-0.2776927772893095,-0.09810186449735853,-0.20222173002614593,-0.9445716031701317,0.884923657601761,-0.7769851242179983,-1,0.6830173634712641,-0.3693208955426951,-0.7651530869508766,-0.1785041951387838,-0.9006838161486153,0.5136829987085669,0.20930032695364492,0.7885308066460767,-1,-0.2626618598792969,1,0.5184883960257217,0.533058432969276,0.2008758653199056,-0.6804275561763272,0.2831471895493172,-1,0.683459850870327,0.6380870879730426,-0.05872613233166779,1,0.008218587844973257,-0.1479049557244159</text:p>
          </table:table-cell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3:16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6T03:18:40</dc:date>
    <dc:creator>Lettier </dc:creator>
    <meta:generator>LibreOffice/4.0.2.2$Linux_X86_64 LibreOffice_project/4c82dcdd6efcd48b1d8bba66bfe1989deee49c3</meta:generator>
    <meta:editing-duration>P0D</meta:editing-duration>
    <meta:editing-cycles>7</meta:editing-cycles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94cm" svg:height="24.375cm" xlink:href=".." xlink:type="simple" chart:class="chart:line" chart:style-name="ch1">
        <chart:title svg:x="14.988cm" svg:y="0.622cm" chart:style-name="ch2">
          <text:p>SimPL</text:p>
        </chart:title>
        <chart:subtitle svg:x="10.003cm" svg:y="2.328cm" chart:style-name="ch3">
          <text:p>Fitness of every 10th generation top performer.</text:p>
        </chart:subtitle>
        <chart:legend svg:x="29.929cm" svg:y="11.194cm" style:legend-expansion="custom" chartooo:width="7.531cm" chartooo:height="2.071cm" style:legend-expansion-aspect-ratio="3.63640753259295" chart:style-name="ch4"/>
        <chart:plot-area chart:style-name="ch5" table:cell-range-address="Sheet1.B1:Sheet1.C11" chart:data-source-has-labels="both" svg:x="1.788cm" svg:y="3.544cm" svg:width="27.904cm" svg:height="18.833cm">
          <chartooo:coordinate-region svg:x="2.78cm" svg:y="3.743cm" svg:width="26.725cm" svg:height="17.987cm"/>
          <chart:axis chart:dimension="x" chart:name="primary-x" chart:style-name="ch6" chartooo:axis-type="auto">
            <chartooo:date-scale/>
            <chart:title svg:x="14.21cm" svg:y="22.6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427cm" svg:y="13.492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022">
                <text:p>202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748">
                <text:p>2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78cm" svg:height="24.673cm" xlink:href=".." xlink:type="simple" chart:class="chart:line" chart:style-name="ch1">
        <chart:title svg:x="14.981cm" svg:y="0.629cm" chart:style-name="ch2">
          <text:p>SimPL</text:p>
        </chart:title>
        <chart:subtitle svg:x="10.128cm" svg:y="2.143cm" chart:style-name="ch3">
          <text:p>Fitness of every 10th generation top performer.</text:p>
        </chart:subtitle>
        <chart:legend svg:x="29.917cm" svg:y="11.331cm" style:legend-expansion="custom" chartooo:width="7.528cm" chartooo:height="3.896cm" style:legend-expansion-aspect-ratio="1.93223819301848" chart:style-name="ch4"/>
        <chart:plot-area chart:style-name="ch5" table:cell-range-address="Sheet1.B2:Sheet1.C11 Sheet1.B1:Sheet1.C1 Sheet1.G1:Sheet1.G11 Sheet1.I1:Sheet1.I11" chart:data-source-has-labels="both" svg:x="1.787cm" svg:y="3.591cm" svg:width="27.893cm" svg:height="19.587cm">
          <chartooo:coordinate-region svg:x="2.779cm" svg:y="3.79cm" svg:width="26.715cm" svg:height="18.741cm"/>
          <chart:axis chart:dimension="x" chart:name="primary-x" chart:style-name="ch6" chartooo:axis-type="auto">
            <chartooo:date-scale/>
            <chart:title svg:x="14.717cm" svg:y="23.38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384cm" svg:y="14.001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series chart:style-name="ch12" chart:values-cell-range-address="Sheet1.I2:Sheet1.I11" chart:label-cell-address="Sheet1.I1:Sheet1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Fiv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022">
                <text:p>2022</text:p>
                <draw:g>
                  <svg:desc>Sheet1.C2:Sheet1.C11</svg:desc>
                </draw:g>
              </table:table-cell>
              <table:table-cell office:value-type="float" office:value="2720">
                <text:p>2720</text:p>
                <draw:g>
                  <svg:desc>Sheet1.G2:Sheet1.G11</svg:desc>
                </draw:g>
              </table:table-cell>
              <table:table-cell office:value-type="float" office:value="2825">
                <text:p>2825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88">
                <text:p>3488</text:p>
              </table:table-cell>
              <table:table-cell office:value-type="float" office:value="1869">
                <text:p>186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3038">
                <text:p>3038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59">
                <text:p>2059</text:p>
              </table:table-cell>
              <table:table-cell office:value-type="float" office:value="2823">
                <text:p>282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48">
                <text:p>3048</text:p>
              </table:table-cell>
              <table:table-cell office:value-type="float" office:value="3139">
                <text:p>313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30">
                <text:p>1830</text:p>
              </table:table-cell>
              <table:table-cell office:value-type="float" office:value="2985">
                <text:p>2985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966">
                <text:p>1966</text:p>
              </table:table-cell>
              <table:table-cell office:value-type="float" office:value="1840">
                <text:p>184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88">
                <text:p>3488</text:p>
              </table:table-cell>
              <table:table-cell office:value-type="float" office:value="3222">
                <text:p>3222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996">
                <text:p>1996</text:p>
              </table:table-cell>
              <table:table-cell office:value-type="float" office:value="3216">
                <text:p>321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748">
                <text:p>2748</text:p>
              </table:table-cell>
              <table:table-cell office:value-type="float" office:value="1895">
                <text:p>1895</text:p>
              </table:table-cell>
              <table:table-cell office:value-type="float" office:value="2053">
                <text:p>2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978cm" svg:height="24.673cm" xlink:href=".." xlink:type="simple" chart:class="chart:line" chart:style-name="ch1">
        <chart:title svg:x="14.981cm" svg:y="0.629cm" chart:style-name="ch2">
          <text:p>SimPL</text:p>
        </chart:title>
        <chart:subtitle svg:x="10.129cm" svg:y="2.143cm" chart:style-name="ch3">
          <text:p>Fitness of every 10th generation top performer.</text:p>
        </chart:subtitle>
        <chart:legend svg:x="29.917cm" svg:y="11.331cm" style:legend-expansion="custom" chartooo:width="7.528cm" chartooo:height="3.896cm" style:legend-expansion-aspect-ratio="1.93223819301848" chart:style-name="ch4"/>
        <chart:plot-area chart:style-name="ch5" table:cell-range-address="Sheet1.B2:Sheet1.C11 Sheet1.C1:Sheet1.C1 Sheet1.G1:Sheet1.G11 Sheet1.I1:Sheet1.I11" chart:data-source-has-labels="both" svg:x="1.787cm" svg:y="3.591cm" svg:width="27.893cm" svg:height="19.587cm">
          <chartooo:coordinate-region svg:x="2.779cm" svg:y="3.79cm" svg:width="26.715cm" svg:height="18.741cm"/>
          <chart:axis chart:dimension="x" chart:name="primary-x" chart:style-name="ch6" chartooo:axis-type="auto">
            <chartooo:date-scale/>
            <chart:title svg:x="14.717cm" svg:y="23.38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384cm" svg:y="14.001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series chart:style-name="ch12" chart:values-cell-range-address="Sheet1.I2:Sheet1.I11" chart:label-cell-address="Sheet1.I1:Sheet1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Fiv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022">
                <text:p>2022</text:p>
                <draw:g>
                  <svg:desc>Sheet1.C2:Sheet1.C11</svg:desc>
                </draw:g>
              </table:table-cell>
              <table:table-cell office:value-type="float" office:value="2720">
                <text:p>2720</text:p>
                <draw:g>
                  <svg:desc>Sheet1.G2:Sheet1.G11</svg:desc>
                </draw:g>
              </table:table-cell>
              <table:table-cell office:value-type="float" office:value="2825">
                <text:p>2825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88">
                <text:p>3488</text:p>
              </table:table-cell>
              <table:table-cell office:value-type="float" office:value="1869">
                <text:p>186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3038">
                <text:p>3038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59">
                <text:p>2059</text:p>
              </table:table-cell>
              <table:table-cell office:value-type="float" office:value="2823">
                <text:p>282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48">
                <text:p>3048</text:p>
              </table:table-cell>
              <table:table-cell office:value-type="float" office:value="3139">
                <text:p>313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30">
                <text:p>1830</text:p>
              </table:table-cell>
              <table:table-cell office:value-type="float" office:value="2985">
                <text:p>2985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966">
                <text:p>1966</text:p>
              </table:table-cell>
              <table:table-cell office:value-type="float" office:value="1840">
                <text:p>184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88">
                <text:p>3488</text:p>
              </table:table-cell>
              <table:table-cell office:value-type="float" office:value="3222">
                <text:p>3222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996">
                <text:p>1996</text:p>
              </table:table-cell>
              <table:table-cell office:value-type="float" office:value="3216">
                <text:p>321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748">
                <text:p>2748</text:p>
              </table:table-cell>
              <table:table-cell office:value-type="float" office:value="1895">
                <text:p>1895</text:p>
              </table:table-cell>
              <table:table-cell office:value-type="float" office:value="2053">
                <text:p>2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94cm" svg:height="24.375cm" xlink:href=".." xlink:type="simple" chart:class="chart:line" chart:style-name="ch1">
        <chart:title svg:x="14.988cm" svg:y="0.622cm" chart:style-name="ch2">
          <text:p>SimPL</text:p>
        </chart:title>
        <chart:subtitle svg:x="10.003cm" svg:y="2.328cm" chart:style-name="ch3">
          <text:p>Fitness of every 10th generation top performer.</text:p>
        </chart:subtitle>
        <chart:legend svg:x="29.929cm" svg:y="11.194cm" style:legend-expansion="custom" chartooo:width="7.531cm" chartooo:height="2.071cm" style:legend-expansion-aspect-ratio="3.63640753259295" chart:style-name="ch4"/>
        <chart:plot-area chart:style-name="ch5" table:cell-range-address="Sheet1.B2:Sheet1.C11 Sheet1.C1:Sheet1.C1" chart:data-source-has-labels="both" svg:x="1.788cm" svg:y="3.544cm" svg:width="27.904cm" svg:height="18.833cm">
          <chartooo:coordinate-region svg:x="2.78cm" svg:y="3.743cm" svg:width="26.725cm" svg:height="17.987cm"/>
          <chart:axis chart:dimension="x" chart:name="primary-x" chart:style-name="ch6" chartooo:axis-type="auto">
            <chartooo:date-scale/>
            <chart:title svg:x="14.21cm" svg:y="22.61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427cm" svg:y="13.492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022">
                <text:p>202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748">
                <text:p>2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